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0.811cm"/>
    </style:style>
    <style:style style:name="co9" style:family="table-column">
      <style:table-column-properties fo:break-before="auto" style:column-width="8.033cm"/>
    </style:style>
    <style:style style:name="co4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266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0.85cm"/>
    </style:style>
    <style:style style:name="co12" style:family="table-column">
      <style:table-column-properties fo:break-before="auto" style:column-width="6.971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7.251cm"/>
    </style:style>
    <style:style style:name="co15" style:family="table-column">
      <style:table-column-properties fo:break-before="auto" style:column-width="0.97cm"/>
    </style:style>
    <style:style style:name="co16" style:family="table-column">
      <style:table-column-properties fo:break-before="auto" style:column-width="11.631cm"/>
    </style:style>
    <style:style style:name="co17" style:family="table-column">
      <style:table-column-properties fo:break-before="auto" style:column-width="13.483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9.301cm"/>
    </style:style>
    <style:style style:name="co20" style:family="table-column">
      <style:table-column-properties fo:break-before="auto" style:column-width="7.168cm"/>
    </style:style>
    <style:style style:name="co21" style:family="table-column">
      <style:table-column-properties fo:break-before="auto" style:column-width="5.694cm"/>
    </style:style>
    <style:style style:name="co22" style:family="table-column">
      <style:table-column-properties fo:break-before="auto" style:column-width="2.459cm"/>
    </style:style>
    <style:style style:name="co23" style:family="table-column">
      <style:table-column-properties fo:break-before="auto" style:column-width="8.015cm"/>
    </style:style>
    <style:style style:name="co24" style:family="table-column">
      <style:table-column-properties fo:break-before="auto" style:column-width="6.925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3.521cm"/>
    </style:style>
    <style:style style:name="co27" style:family="table-column">
      <style:table-column-properties fo:break-before="auto" style:column-width="2.484cm"/>
    </style:style>
    <style:style style:name="co28" style:family="table-column">
      <style:table-column-properties fo:break-before="auto" style:column-width="8.606cm"/>
    </style:style>
    <style:style style:name="co29" style:family="table-column">
      <style:table-column-properties fo:break-before="auto" style:column-width="2.926cm"/>
    </style:style>
    <style:style style:name="co30" style:family="table-column">
      <style:table-column-properties fo:break-before="auto" style:column-width="8.7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2.073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2.053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ibRap 6" table:style-name="ta1">
        <table:table-column table:style-name="co27" table:default-cell-style-name="ce14"/>
        <table:table-column table:style-name="co2" table:default-cell-style-name="ce14"/>
        <table:table-column table:style-name="co28" table:default-cell-style-name="ce19"/>
        <table:table-column table:style-name="co29" table:default-cell-style-name="ce14"/>
        <table:table-column table:style-name="co30" table:default-cell-style-name="ce14"/>
        <table:table-column table:style-name="co6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4" table:number-columns-repeated="1015" table:default-cell-style-name="ce14"/>
        <table:table-row table:style-name="ro1">
          <table:table-cell table:style-name="ce13" office:value-type="string" calcext:value-type="string">
            <text:p>Принтер SibRap версия 6 (1.4)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2">
          <table:table-cell table:style-name="ce13"/>
          <table:table-cell office:value-type="string" calcext:value-type="string">
            <text:p>- рама из 4х деталей <text:span text:style-name="T1">(</text:span>оргстекло 18мм<text:span text:style-name="T1">)</text:span>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линейные подшипники LM8UU по всем осям вместо бронзовых втулок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практически все 3д-печатные детали переделаны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площадка под столом из алюминия вместо фанеры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ремень Y теперь крепится иначе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изменились длины шпилек и направляющих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место муфт ставится резиновая трубка и хомут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по вертикали теперь шпилька М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№</text:p>
          </table:table-cell>
          <table:table-cell table:style-name="ce15" office:value-type="string" calcext:value-type="string">
            <text:p>Название</text:p>
          </table:table-cell>
          <table:table-cell table:style-name="ce20" office:value-type="string" calcext:value-type="string">
            <text:p>Хар-ки</text:p>
          </table:table-cell>
          <table:table-cell table:style-name="ce15" office:value-type="string" calcext:value-type="string">
            <text:p>Кол-во</text:p>
          </table:table-cell>
          <table:table-cell table:style-name="ce15" office:value-type="string" calcext:value-type="string">
            <text:p>Файл, примечания</text:p>
          </table:table-cell>
          <table:table-cell table:style-name="ce15" office:value-type="string" calcext:value-type="string">
            <text:p>Поставщик</text:p>
          </table:table-cell>
          <table:table-cell table:style-name="ce15"/>
          <table:table-cell table:style-name="ce15" office:value-type="string" calcext:value-type="string">
            <text:p>Цена без учета доставки</text:p>
          </table:table-cell>
          <table:table-cell table:style-name="ce15" office:value-type="string" calcext:value-type="string">
            <text:p>Доставка</text:p>
          </table:table-cell>
          <table:table-cell table:style-name="ce15" office:value-type="string" calcext:value-type="string">
            <text:p>Примечание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34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Линейные подшипники LM8UU</text:p>
          </table:table-cell>
          <table:table-cell office:value-type="string" calcext:value-type="string">
            <text:p>8 внутр х 15 внеш х 24 длина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2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ма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5, длина 33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довые валы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135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155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Рама из оргстекл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aser/frame/v2/blocks/frame_f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06]" office:value-type="float" office:value="0" calcext:value-type="float">
            <text:p>0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03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5</text:p>
          </table:table-cell>
          <table:table-cell table:formula="of:=[.D114]" office:value-type="float" office:value="0" calcext:value-type="float">
            <text:p>0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08]" office:value-type="float" office:value="9" calcext:value-type="float">
            <text:p>9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13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20]+[.A121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73]" office:value-type="float" office:value="77" calcext:value-type="float">
            <text:p>77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87]" office:value-type="float" office:value="55" calcext:value-type="float">
            <text:p>55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>
            <text:p>ftoroplast/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metal/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Нагревательный элемент</text:p>
          </table:table-cell>
          <table:table-cell office:value-type="string" calcext:value-type="string">
            <text:p>Латунь, 20х15х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Площадка под стол</text:p>
          </table:table-cell>
          <table:table-cell office:value-type="string" calcext:value-type="string">
            <text:p>Алюминий 3 мм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tal/alum_table/table-3mm-aluminium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адиатор</text:p>
          </table:table-cell>
          <table:table-cell table:style-name="ce14" office:value-type="string" calcext:value-type="string">
            <text:p>Алюминиевый охладитель — переделан</text:p>
          </table:table-cell>
          <table:table-cell/>
          <table:table-cell table:style-name="ce15" office:value-type="string" calcext:value-type="string">
            <text:p>metal/alum_radiato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laser/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abs/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9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5" office:value-type="string" calcext:value-type="string">
            <text:p>table/</text:p>
          </table:table-cell>
          <table:table-cell table:number-columns-repeated="1019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3-х позиционные микропереключатели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1 Вт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пил из 2х метровых шпилек M8:</text:p>
          </table:table-cell>
          <table:table-cell table:number-columns-repeated="2"/>
          <table:table-cell office:value-type="string" calcext:value-type="string">
            <text:p>Остаток, мм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24+324+324</text:p>
          </table:table-cell>
          <table:table-cell table:formula="of:=324+324+324" office:value-type="float" office:value="972" calcext:value-type="float">
            <text:p>972</text:p>
          </table:table-cell>
          <table:table-cell table:formula="of:=1000-[.C88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24+210+135+155</text:p>
          </table:table-cell>
          <table:table-cell table:formula="of:=324+210+135+155" office:value-type="float" office:value="824" calcext:value-type="float">
            <text:p>824</text:p>
          </table:table-cell>
          <table:table-cell table:formula="of:=1000-[.C89]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клад крепежа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Винты М8x30 с полукруглой головкой</text:p>
          </table:table-cell>
          <table:table-cell/>
          <table:table-cell table:style-name="ce14" office:value-type="string" calcext:value-type="string">
            <text:p>Крепление подшипников ремня X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шпилек к раме</text:p>
          </table:table-cell>
          <table:table-cell office:value-type="float" office:value="4" calcext:value-type="float">
            <text:p>4</text:p>
          </table:table-cell>
          <table:table-cell table:formula="of:=[.A96]*[.C96]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ушек</text:p>
          </table:table-cell>
          <table:table-cell office:value-type="float" office:value="4" calcext:value-type="float">
            <text:p>4</text:p>
          </table:table-cell>
          <table:table-cell table:formula="of:=[.A97]*[.C97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ов Y и детали part13</text:p>
          </table:table-cell>
          <table:table-cell office:value-type="float" office:value="6" calcext:value-type="float">
            <text:p>6</text:p>
          </table:table-cell>
          <table:table-cell table:formula="of:=[.A98]*[.C98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ов X к деталям part14, part15</text:p>
          </table:table-cell>
          <table:table-cell office:value-type="float" office:value="2" calcext:value-type="float">
            <text:p>2</text:p>
          </table:table-cell>
          <table:table-cell table:formula="of:=[.A99]*[.C9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96:.D99]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21"/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office:value-type="float" office:value="2" calcext:value-type="float">
            <text:p>2</text:p>
          </table:table-cell>
          <table:table-cell table:formula="of:=[.A102]*[.C102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0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ьшой шестерни на каретке</text:p>
          </table:table-cell>
          <table:table-cell table:style-name="ce14"/>
          <table:table-cell table:number-columns-repeated="1021"/>
        </table:table-row>
        <table:table-row table:style-name="ro1">
          <table:table-cell table:formula="of:=SUM([.A105:.A107])" office:value-type="float" office:value="9" calcext:value-type="float">
            <text:p>9</text:p>
          </table:table-cell>
          <table:table-cell office:value-type="string" calcext:value-type="string">
            <text:p>Итого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14"/>
          <table:table-cell table:number-columns-repeated="1021"/>
        </table:table-row>
        <table:table-row table:style-name="ro1">
          <table:table-cell table:formula="of:=SUM([.A111:.A112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 office:value-type="string" calcext:value-type="string">
            <text:p>Винты М5 с полукруглой головкой:</text:p>
          </table:table-cell>
          <table:table-cell/>
          <table:table-cell table:style-name="ce21" office:value-type="string" calcext:value-type="string">
            <text:p>Длина, мм</text:p>
          </table:table-cell>
          <table:table-cell table:number-columns-repeated="4"/>
          <table:table-cell table:style-name="ce2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борка рамы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  <table:table-cell table:style-name="ce21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борка рамы</text:p>
          </table:table-cell>
          <table:table-cell table:style-name="ce21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21" office:value-type="string" calcext:value-type="string">
            <text:p>Длина, мм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formula="of:=SUM([.A120:.A121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M5 нейлон:</text:p>
          </table:table-cell>
          <table:table-cell/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борка рамы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table:style-name="ce21"/>
          <table:table-cell table:number-columns-repeated="1021"/>
        </table:table-row>
        <table:table-row table:style-name="ro1">
          <table:table-cell table:formula="of:=SUM([.A125:.A126])" office:value-type="float" office:value="12" calcext:value-type="float">
            <text:p>12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Гайки удлиненные M5: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одовые гайки по Z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Шайбы М5:</text:p>
          </table:table-cell>
          <table:table-cell/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борка рамы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style-name="ce21"/>
          <table:table-cell table:number-columns-repeated="1021"/>
        </table:table-row>
        <table:table-row table:style-name="ro1">
          <table:table-cell table:formula="of:=SUM([.A133:.A13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Винты M4x35 потайная головка: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table:number-columns-repeated="1022"/>
        </table:table-row>
        <table:table-row table:style-name="ro2">
          <table:table-cell table:formula="of:=SUM([.A138:.A139])" office:value-type="float" office:value="6" calcext:value-type="float">
            <text:p>6</text:p>
          </table:table-cell>
          <table:table-cell table:style-name="ce18"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4: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43]*[.C14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43:.D144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М4 нейлон: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47]*[.C147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Шайбы M4: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50]*[.C150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office:value-type="float" office:value="1" calcext:value-type="float">
            <text:p>1</text:p>
          </table:table-cell>
          <table:table-cell table:formula="of:=[.A151]*[.C15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50:.D151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22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5]+[.A156]+[.A158]+[.A160]+[.A166]+[.A168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61]+[.A162]+[.A16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2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7]+[.A167]+[.A169]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70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A163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A172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линейных подшипников в каретке</text:p>
          </table:table-cell>
          <table:table-cell table:style-name="ce22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59]+[.A164]+[.A171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22" office:value-type="float" office:value="16" calcext:value-type="float">
            <text:p>16</text:p>
          </table:table-cell>
          <table:table-cell office:value-type="string" calcext:value-type="string">
            <text:p>Итого</text:p>
          </table:table-cell>
          <table:table-cell table:formula="of:=SUM([.E155:.E161])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 к головке экструдера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X (упор)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 (сжатие)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formula="of:=SUM([.A155:.A172])" office:value-type="float" office:value="77" calcext:value-type="float">
            <text:p>77</text:p>
          </table:table-cell>
          <table:table-cell office:value-type="string" calcext:value-type="string">
            <text:p>Итого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линейных подшипников в каретке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 к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2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style-name="ce22"/>
          <table:table-cell table:number-columns-repeated="1021"/>
        </table:table-row>
        <table:table-row table:style-name="ro1">
          <table:table-cell table:formula="of:=SUM([.A176:.A186])" office:value-type="float" office:value="55" calcext:value-type="float">
            <text:p>55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Шайбы M3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number-columns-repeated="1022"/>
        </table:table-row>
        <table:table-row table:style-name="ro1">
          <table:table-cell table:formula="of:=SUM([.A190:.A196])" office:value-type="float" office:value="43" calcext:value-type="float">
            <text:p>43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нты М2: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концевых переключ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M2: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концевых переключ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">
          <table:table-cell table:formula="of:=SUM([.A206:.A20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5" office:value-type="string" calcext:value-type="string">
            <text:p>Длины проводов:</text:p>
          </table:table-cell>
          <table:table-cell table:style-name="ce15"/>
          <table:table-cell table:style-name="ce20" office:value-type="string" calcext:value-type="string">
            <text:p>Длина, мм</text:p>
          </table:table-cell>
          <table:table-cell table:style-name="ce15" office:value-type="string" calcext:value-type="string">
            <text:p>Кол-во жил</text:p>
          </table:table-cell>
          <table:table-cell table:style-name="ce15" office:value-type="string" calcext:value-type="string">
            <text:p>Сечение жилы, мм2</text:p>
          </table:table-cell>
          <table:table-cell table:style-name="ce15" office:value-type="string" calcext:value-type="string">
            <text:p>Кол-во выводов на разъемы RAMPS</text:p>
          </table:table-cell>
          <table:table-cell table:style-name="ce15" office:value-type="string" calcext:value-type="string">
            <text:p>Кол-во выводов на клеммы RAMPS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Z1 (над X)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есть в БП</text:p>
          </table:table-cell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6"/>
          <table:table-cell table:number-columns-repeated="4"/>
          <table:table-cell table:formula="of:=SUM([.F213:.F226])" office:value-type="float" office:value="30" calcext:value-type="float">
            <text:p>30</text:p>
          </table:table-cell>
          <table:table-cell table:formula="of:=SUM([.G213:.G226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Итого</text:p>
          </table:table-cell>
          <table:table-cell/>
          <table:table-cell table:style-name="ce23" office:value-type="string" calcext:value-type="string">
            <text:p>в принтере</text:p>
          </table:table-cell>
          <table:table-cell/>
          <table:table-cell table:style-name="ce24" office:value-type="string" calcext:value-type="string">
            <text:p>в наборе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2-жильный 0,35 мм2</text:p>
          </table:table-cell>
          <table:table-cell/>
          <table:table-cell table:formula="of:=SUM([.C213:.C216];[.C224])" office:value-type="float" office:value="3400" calcext:value-type="float">
            <text:p>3400</text:p>
          </table:table-cell>
          <table:table-cell office:value-type="string" calcext:value-type="string">
            <text:p>т. е. 4 метра</text:p>
          </table:table-cell>
          <table:table-cell table:formula="of:=SUM([.C213:.C216])" office:value-type="float" office:value="2500" calcext:value-type="float">
            <text:p>2500</text:p>
          </table:table-cell>
          <table:table-cell office:value-type="string" calcext:value-type="string">
            <text:p>т. е. 3 метра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2-жильный 2,5 мм2</text:p>
          </table:table-cell>
          <table:table-cell/>
          <table:table-cell table:formula="of:=[.C225]" office:value-type="float" office:value="800" calcext:value-type="float">
            <text:p>800</text:p>
          </table:table-cell>
          <table:table-cell office:value-type="string" calcext:value-type="string">
            <text:p>т. е. 1 метр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4-жильный 0,35 мм2</text:p>
          </table:table-cell>
          <table:table-cell/>
          <table:table-cell table:style-name="ce14" table:formula="of:=SUM([.C217:.C223])" office:value-type="float" office:value="3590" calcext:value-type="float">
            <text:p>3590</text:p>
          </table:table-cell>
          <table:table-cell office:value-type="string" calcext:value-type="string">
            <text:p>т. е. 4 метра</text:p>
          </table:table-cell>
          <table:table-cell table:formula="of:=SUM([.C217:.C223])" office:value-type="float" office:value="3590" calcext:value-type="float">
            <text:p>3590</text:p>
          </table:table-cell>
          <table:table-cell table:style-name="ce25" office:value-type="string" calcext:value-type="string">
            <text:p>т. е. 4 метра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15" table:number-columns-repeated="3"/>
          <table:table-cell table:number-columns-repeated="1016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5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(проверяйте длину проводов моторов, т. к. она у разных моделей разная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Термоусадка 2 мм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Термоусадка 7 мм</text:p>
          </table:table-cell>
          <table:table-cell office:value-type="string" calcext:value-type="string">
            <text:p>5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bRap 5" table:style-name="ta1">
        <table:table-column table:style-name="co1" table:default-cell-style-name="ce2"/>
        <table:table-column table:style-name="co2" table:default-cell-style-name="ce2"/>
        <table:table-column table:style-name="co9" table:default-cell-style-name="ce6"/>
        <table:table-column table:style-name="co4" table:default-cell-style-name="ce2"/>
        <table:table-column table:style-name="co1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Принтер SibRap версия 5 (1.1)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моторы перенесены вниз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переделана part13 <text:span text:style-name="T1">(</text:span>крепление мотора Y<text:span text:style-name="T1">)</text:span>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редуктор теперь напечатан из ABS+нейлон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в редукторе шевронная шестерня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перешли на ремень GT2 и заводские шкивы GT2 <text:span text:style-name="T1">(</text:span>аналогов в России не нашли<text:span text:style-name="T1">)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ровода оптимизированы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о Y ремень перекручен мебиусом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7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4]" office:value-type="float" office:value="88" calcext:value-type="float">
            <text:p>8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17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22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1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70]+[.A17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7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table:formula="of:=[.D157]" office:value-type="float" office:value="36" calcext:value-type="float">
            <text:p>3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49]" office:value-type="float" office:value="58" calcext:value-type="float">
            <text:p>5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34" calcext:value-type="float">
            <text:p>3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8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Алюминий, разрезная, вал 5 x резьба M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office:value-type="string" calcext:value-type="string">
            <text:p>Пластик из Нижнего Новгорода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8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able/</text:p>
          </table:table-cell>
          <table:table-cell table:number-columns-repeated="1018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Подставка под стол</text:p>
          </table:table-cell>
          <table:table-cell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1</text:p>
          </table:table-cell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Микрокнопки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/>
          <table:table-cell office:value-type="string" calcext:value-type="string">
            <text:p>Общий метраж: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2]" office:value-type="float" office:value="20" calcext:value-type="float">
            <text:p>20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F92]*[.G92]" office:value-type="float" office:value="172" calcext:value-type="float">
            <text:p>172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3]" office:value-type="float" office:value="20" calcext:value-type="float">
            <text:p>20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F93]*[.G93]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4]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94]*[.G94]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95]" office:value-type="float" office:value="20" calcext:value-type="float">
            <text:p>20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5]*[.G95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6]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H92:.H95])" office:value-type="float" office:value="584" calcext:value-type="float">
            <text:p>58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97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9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Держатель маленький</text:p>
          </table:table-cell>
          <table:table-cell office:value-type="float" office:value="2" calcext:value-type="float">
            <text:p>2</text:p>
          </table:table-cell>
          <table:table-cell table:formula="of:=[.A101]*[.C101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</text:p>
          </table:table-cell>
          <table:table-cell office:value-type="float" office:value="8" calcext:value-type="float">
            <text:p>8</text:p>
          </table:table-cell>
          <table:table-cell table:formula="of:=[.A102]*[.C102]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Загогулина верхняя</text:p>
          </table:table-cell>
          <table:table-cell office:value-type="float" office:value="8" calcext:value-type="float">
            <text:p>8</text:p>
          </table:table-cell>
          <table:table-cell table:formula="of:=[.A103]*[.C103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мотора Z</text:p>
          </table:table-cell>
          <table:table-cell office:value-type="float" office:value="4" calcext:value-type="float">
            <text:p>4</text:p>
          </table:table-cell>
          <table:table-cell table:formula="of:=[.A104]*[.C104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float" office:value="4" calcext:value-type="float">
            <text:p>4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Зажим для направляющей Z</text:p>
          </table:table-cell>
          <table:table-cell office:value-type="float" office:value="0" calcext:value-type="float">
            <text:p>0</text:p>
          </table:table-cell>
          <table:table-cell table:formula="of:=[.A106]*[.C10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float" office:value="0" calcext:value-type="float">
            <text:p>0</text:p>
          </table:table-cell>
          <table:table-cell table:formula="of:=[.A107]*[.C10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 площадки</text:p>
          </table:table-cell>
          <table:table-cell office:value-type="float" office:value="0" calcext:value-type="float">
            <text:p>0</text:p>
          </table:table-cell>
          <table:table-cell table:formula="of:=[.A108]*[.C10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Y</text:p>
          </table:table-cell>
          <table:table-cell office:value-type="float" office:value="4" calcext:value-type="float">
            <text:p>4</text:p>
          </table:table-cell>
          <table:table-cell table:formula="of:=[.A109]*[.C10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X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float" office:value="0" calcext:value-type="float">
            <text:p>0</text:p>
          </table:table-cell>
          <table:table-cell table:formula="of:=[.A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Y напротив мотора</text:p>
          </table:table-cell>
          <table:table-cell office:value-type="float" office:value="2" calcext:value-type="float">
            <text:p>2</text:p>
          </table:table-cell>
          <table:table-cell table:formula="of:=[.A113]*[.C113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01:.D113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8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" calcext:value-type="float">
            <text:p>1</text:p>
          </table:table-cell>
          <table:table-cell table:formula="of:=[.A116]*[.C116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1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удлиненные M8:</text:p>
          </table:table-cell>
          <table:table-cell/>
          <table:table-cell table:style-name="ce8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8" office:value-type="float" office:value="1" calcext:value-type="float">
            <text:p>1</text:p>
          </table:table-cell>
          <table:table-cell table:formula="of:=[.A119]*[.C11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table:style-name="ce8" office:value-type="float" office:value="1" calcext:value-type="float">
            <text:p>1</text:p>
          </table:table-cell>
          <table:table-cell table:formula="of:=[.A120]*[.C120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8" office:value-type="float" office:value="1" calcext:value-type="float">
            <text:p>1</text:p>
          </table:table-cell>
          <table:table-cell table:formula="of:=[.A121]*[.C12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19:.D121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8"/>
          <table:table-cell table:number-columns-repeated="1020"/>
        </table:table-row>
        <table:table-row table:style-name="ro1">
          <table:table-cell table:formula="of:=SUM([.A124:.A12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8"/>
          <table:table-cell table:number-columns-repeated="1020"/>
        </table:table-row>
        <table:table-row table:style-name="ro1">
          <table:table-cell table:formula="of:=SUM([.A129:.A130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34]+[.A135]+[.A137]+[.A138]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39]+[.A142]+[.A143]+[.A144]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36]+[.A145]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46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40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41]+[.A147]+[.A148]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34:.E139])"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20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SUM([.A134:.A148])" office:value-type="float" office:value="58" calcext:value-type="float">
            <text:p>58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M4 потайная головка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4 с сальником: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" calcext:value-type="float">
            <text:p>3</text:p>
          </table:table-cell>
          <table:table-cell table:formula="of:=[.A155]*[.C155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борка корпуса</text:p>
          </table:table-cell>
          <table:table-cell office:value-type="float" office:value="2" calcext:value-type="float">
            <text:p>2</text:p>
          </table:table-cell>
          <table:table-cell table:formula="of:=[.A156]*[.C15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Итого</text:p>
          </table:table-cell>
          <table:table-cell table:formula="of:=SUM([.D155:.D156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1"/>
        </table:table-row>
        <table:table-row table:style-name="ro1">
          <table:table-cell table:formula="of:=SUM([.A159:.A166])" office:value-type="float" office:value="34" calcext:value-type="float">
            <text:p>34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SUM([.A170:.A17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1"/>
        </table:table-row>
        <table:table-row table:style-name="ro1">
          <table:table-cell table:formula="of:=SUM([.A176:.A17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5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7" office:value-type="string" calcext:value-type="string">
            <text:p>Длина, м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мм</text:p>
          </table:table-cell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Кол-во выводов на разъемы RAMPS</text:p>
          </table:table-cell>
          <table:table-cell table:style-name="ce3" office:value-type="string" calcext:value-type="string">
            <text:p>Кол-во выводов на клеммы RAMPS</text:p>
          </table:table-cell>
          <table:table-cell table:style-name="ce3"/>
          <table:table-cell table:number-columns-repeated="1014"/>
        </table:table-row>
        <table:table-row table:style-name="ro5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3]*[.D183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184]*[.D184]" office:value-type="float" office:value="700" calcext:value-type="float">
            <text:p>7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5]*[.D185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6]*[.D186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C187]*[.D187]" office:value-type="float" office:value="1000" calcext:value-type="float">
            <text:p>10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Z1 (над X)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88]*[.D188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9]*[.D189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formula="of:=[.C190]*[.D190]" office:value-type="float" office:value="1800" calcext:value-type="float">
            <text:p>1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formula="of:=[.C191]*[.D191]" office:value-type="float" office:value="2200" calcext:value-type="float">
            <text:p>22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92]*[.D192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C193]*[.D193]" office:value-type="float" office:value="900" calcext:value-type="float">
            <text:p>9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94]*[.D194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C195]*[.D195]" office:value-type="float" office:value="800" calcext:value-type="float">
            <text:p>8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C196]*[.D196]" office:value-type="float" office:value="900" calcext:value-type="float">
            <text:p>9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Итого</text:p>
          </table:table-cell>
          <table:table-cell table:number-columns-repeated="5"/>
          <table:table-cell table:formula="of:=SUM([.G183:.G196])" office:value-type="float" office:value="30" calcext:value-type="float">
            <text:p>30</text:p>
          </table:table-cell>
          <table:table-cell table:formula="of:=SUM([.H183:.H196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жильный 0,35 мм2</text:p>
          </table:table-cell>
          <table:table-cell/>
          <table:table-cell table:formula="of:=SUM([.E183:.E194])" office:value-type="float" office:value="10600" calcext:value-type="float">
            <text:p>10600</text:p>
          </table:table-cell>
          <table:table-cell office:value-type="string" calcext:value-type="string">
            <text:p>или 11 м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жильный 2,5 мм2</text:p>
          </table:table-cell>
          <table:table-cell/>
          <table:table-cell table:formula="of:=SUM([.E195:.E196])" office:value-type="float" office:value="1700" calcext:value-type="float">
            <text:p>1700</text:p>
          </table:table-cell>
          <table:table-cell office:value-type="string" calcext:value-type="string">
            <text:p>или 2 м</text:p>
          </table:table-cell>
          <table:table-cell/>
          <table:table-cell table:style-name="ce3" office:value-type="string" calcext:value-type="string">
            <text:p>Т.к. провод красно-черный, расклад на моторы идет такой: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красный</text:p>
          </table:table-cell>
          <table:table-cell table:style-name="ce3" office:value-type="string" calcext:value-type="string">
            <text:p>Красный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3" office:value-type="string" calcext:value-type="string">
            <text:p>синий</text:p>
          </table:table-cell>
          <table:table-cell table:style-name="ce3" office:value-type="string" calcext:value-type="string">
            <text:p>Черный 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зеленый</text:p>
          </table:table-cell>
          <table:table-cell table:style-name="ce3" office:value-type="string" calcext:value-type="string">
            <text:p>Красный 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черный</text:p>
          </table:table-cell>
          <table:table-cell table:style-name="ce3" office:value-type="string" calcext:value-type="string">
            <text:p>Черный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4"/>
          <table:table-cell table:style-name="ce3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Линейка PBS-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тветный разъем стола CHU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Ответные клеммы стола 36063L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Угловой разъем THP-4MR (4x1 папа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Термоусадка 2 мм2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2"/>
        </table:table-row>
        <table:table-row table:style-name="ro1" table:number-rows-repeated="1048361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ibRap 4" table:style-name="ta1"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10">
          <table:table-cell table:style-name="ce1" office:value-type="string" calcext:value-type="string">
            <text:p>Принтер SibRap версия 4 (1.0)</text:p>
          </table:table-cell>
          <table:table-cell table:number-columns-repeated="1023"/>
        </table:table-row>
        <table:table-row table:style-name="ro10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5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оздан 3d-проект, все детали отлажены по форме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деланы чертежи всех деталей в DXF и PNG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0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3" office:value-type="string" calcext:value-type="string">
            <text:p>Длина, с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см</text:p>
          </table:table-cell>
          <table:table-cell table:style-name="ce3"/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Трубка, длина, см</text:p>
          </table:table-cell>
          <table:table-cell table:style-name="ce3" office:value-type="string" calcext:value-type="string">
            <text:p>Трубка, диаметр, мм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4"/>
        </table:table-row>
        <table:table-row table:style-name="ro10">
          <table:table-cell/>
          <table:table-cell office:value-type="string" calcext:value-type="string">
            <text:p>Концевик 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онцевик 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70" calcext:value-type="float">
            <text:p>7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онцевик Z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X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C13]*[.D13]" office:value-type="float" office:value="272" calcext:value-type="float">
            <text:p>27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Y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14]*[.D14]" office:value-type="float" office:value="380" calcext:value-type="float">
            <text:p>380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Z1 (над X)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312" calcext:value-type="float">
            <text:p>31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Z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44" calcext:value-type="float">
            <text:p>444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E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68" calcext:value-type="float">
            <text:p>468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опло S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8]*[.D18]" office:value-type="float" office:value="436" calcext:value-type="float">
            <text:p>436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улер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93" calcext:value-type="float">
            <text:p>93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тол нагрев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80" calcext:value-type="float">
            <text:p>80</text:p>
          </table:table-cell>
          <table:table-cell/>
          <table:table-cell office:value-type="string" calcext:value-type="string">
            <text:p>да, 2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тол датчик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90" calcext:value-type="float">
            <text:p>9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БП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90" calcext:value-type="float">
            <text:p>90</text:p>
          </table:table-cell>
          <table:table-cell/>
          <table:table-cell office:value-type="string" calcext:value-type="string">
            <text:p>да, 2,5 мм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style-name="ce3" office:value-type="string" calcext:value-type="string">
            <text:p>Итого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1жильный 4-х цветов, каждого цвета</text:p>
          </table:table-cell>
          <table:table-cell/>
          <table:table-cell table:formula="of:=[.C13]+[.C14]+[.C15]+[.C16]+[.C17]+[.C18]" office:value-type="float" office:value="578" calcext:value-type="float">
            <text:p>578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2жильный 0,5 мм2</text:p>
          </table:table-cell>
          <table:table-cell/>
          <table:table-cell table:formula="of:=[.C10]+[.C11]+[.C12]+[.C19]+[.C21]" office:value-type="float" office:value="353" calcext:value-type="float">
            <text:p>353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2жильный 2,5 мм2</text:p>
          </table:table-cell>
          <table:table-cell/>
          <table:table-cell table:formula="of:=[.C20]+[.C22]*2" office:value-type="float" office:value="170" calcext:value-type="float">
            <text:p>17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Метраж зубчатых ремней: на ось X — 90 см, на ось Y — 80 см.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Аналог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51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9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шкивы X, Y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80]+[.A18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8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52" calcext:value-type="float">
            <text:p>52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77]" office:value-type="float" office:value="30" calcext:value-type="float">
            <text:p>3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9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9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9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/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/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/>
          <table:table-cell office:value-type="string" calcext:value-type="string">
            <text:p>Леруа Мерлен (Дима)</text:p>
          </table:table-cell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шестигранная для шестерни экструдера</text:p>
          </table:table-cell>
          <table:table-cell office:value-type="string" calcext:value-type="string">
            <text:p>Металл, гайка с фланцем со срезанной резьбой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/part16_1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9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/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office:value-type="string" calcext:value-type="string">
            <text:p>abs/part15_2, 15_3</text:p>
          </table:table-cell>
          <table:table-cell table:number-columns-repeated="1018"/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, 10gear (улучш)</text:p>
          </table:table-cell>
          <table:table-cell table:number-columns-repeated="1019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abs/part20_1</text:p>
          </table:table-cell>
          <table:table-cell table:number-columns-repeated="1018"/>
        </table:table-row>
        <table:table-row table:style-name="ro10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office:value-type="string" calcext:value-type="string">
            <text:p>abs/part15_1</text:p>
          </table:table-cell>
          <table:table-cell table:style-name="Default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office:value-type="string" calcext:value-type="string">
            <text:p>abs/part14_1</text:p>
          </table:table-cell>
          <table:table-cell table:number-columns-repeated="1018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экструдера большая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0, 43gear (улучш)</text:p>
          </table:table-cell>
          <table:table-cell table:number-columns-repeated="1019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office:value-type="string" calcext:value-type="string">
            <text:p>abs/part21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9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Крепление разъема нагрев. Элемента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style-name="Default" table:number-columns-repeated="2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/>
          <table:table-cell office:value-type="string" calcext:value-type="string">
            <text:p>Пластик из Нижнего Тагила</text:p>
          </table:table-cell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2</text:p>
          </table:table-cell>
          <table:table-cell table:style-name="Default"/>
          <table:table-cell table:number-columns-repeated="1018"/>
        </table:table-row>
        <table:table-row table:style-name="ro10">
          <table:table-cell table:style-name="Default" table:number-columns-repeated="6"/>
          <table:table-cell table:number-columns-repeated="1018"/>
        </table:table-row>
        <table:table-row table:style-name="ro10" table:number-rows-repeated="3">
          <table:table-cell table:style-name="Default" table:number-columns-repeated="5"/>
          <table:table-cell table:number-columns-repeated="1019"/>
        </table:table-row>
        <table:table-row table:style-name="ro10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miniUSB-кабель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адиотовары (Зыряновская, 119)</text:p>
          </table:table-cell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Полевые транзисторы для монтажа RAMPS</text:p>
          </table:table-cell>
          <table:table-cell office:value-type="string" calcext:value-type="string">
            <text:p>не нужны, если RAMPS покупной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выш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0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8]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E128]*[.F128]" office:value-type="float" office:value="172" calcext:value-type="float">
            <text:p>172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9]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E129]*[.F129]" office:value-type="float" office:value="222" calcext:value-type="float">
            <text:p>222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30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130]*[.F130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131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E131]*[.F131]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32]" office:value-type="float" office:value="3" calcext:value-type="float">
            <text:p>3</text:p>
          </table:table-cell>
          <table:table-cell table:number-columns-repeated="2"/>
          <table:table-cell table:formula="of:=SUM([.G128:.G131])" office:value-type="float" office:value="584" calcext:value-type="float">
            <text:p>584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133]" office:value-type="float" office:value="3" calcext:value-type="float">
            <text:p>3</text:p>
          </table:table-cell>
          <table:table-cell table:number-columns-repeated="1020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134]" office:value-type="float" office:value="30" calcext:value-type="float">
            <text:p>30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37]*[.C137]" office:value-type="float" office:value="48" calcext:value-type="float">
            <text:p>4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мотора Z</text:p>
          </table:table-cell>
          <table:table-cell office:value-type="float" office:value="2" calcext:value-type="float">
            <text:p>2</text:p>
          </table:table-cell>
          <table:table-cell table:formula="of:=[.A138]*[.C138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подшипника Z</text:p>
          </table:table-cell>
          <table:table-cell office:value-type="float" office:value="2" calcext:value-type="float">
            <text:p>2</text:p>
          </table:table-cell>
          <table:table-cell table:formula="of:=[.A139]*[.C139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внизу</text:p>
          </table:table-cell>
          <table:table-cell office:value-type="float" office:value="4" calcext:value-type="float">
            <text:p>4</text:p>
          </table:table-cell>
          <table:table-cell table:formula="of:=[.A140]*[.C140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у направляющих Y</text:p>
          </table:table-cell>
          <table:table-cell office:value-type="float" office:value="4" calcext:value-type="float">
            <text:p>4</text:p>
          </table:table-cell>
          <table:table-cell table:formula="of:=[.A141]*[.C141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42]*[.C142]" office:value-type="float" office:value="4" calcext:value-type="float">
            <text:p>4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шкива Y c другой стороны от мотора</text:p>
          </table:table-cell>
          <table:table-cell office:value-type="float" office:value="1" calcext:value-type="float">
            <text:p>1</text:p>
          </table:table-cell>
          <table:table-cell table:formula="of:=[.A143]*[.C143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office:value-type="float" office:value="1" calcext:value-type="float">
            <text:p>1</text:p>
          </table:table-cell>
          <table:table-cell table:formula="of:=[.A145]*[.C145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37:.D145])" office:value-type="float" office:value="90" calcext:value-type="float">
            <text:p>90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Гайки удлиненные M8:</text:p>
          </table:table-cell>
          <table:table-cell/>
          <table:table-cell table:style-name="ce10"/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10" office:value-type="float" office:value="1" calcext:value-type="float">
            <text:p>1</text:p>
          </table:table-cell>
          <table:table-cell table:formula="of:=[.A148]*[.C148]" office:value-type="float" office:value="4" calcext:value-type="float">
            <text:p>4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table:style-name="ce10" office:value-type="float" office:value="1" calcext:value-type="float">
            <text:p>1</text:p>
          </table:table-cell>
          <table:table-cell table:formula="of:=[.A149]*[.C149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10" office:value-type="float" office:value="1" calcext:value-type="float">
            <text:p>1</text:p>
          </table:table-cell>
          <table:table-cell table:formula="of:=[.A150]*[.C150]"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48:.D150])" office:value-type="float" office:value="7" calcext:value-type="float">
            <text:p>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/>
          <table:table-cell table:number-columns-repeated="1021"/>
        </table:table-row>
        <table:table-row table:style-name="ro10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4]+[.A155]+[.A157]+[.A158]" office:value-type="float" office:value="13" calcext:value-type="float">
            <text:p>13</text:p>
          </table:table-cell>
          <table:table-cell table:number-columns-repeated="1019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59]+[.A162]+[.A163]+[.A164]" office:value-type="float" office:value="18" calcext:value-type="float">
            <text:p>18</text:p>
          </table:table-cell>
          <table:table-cell table:number-columns-repeated="1019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6]+[.A165]" office:value-type="float" office:value="11" calcext:value-type="float">
            <text:p>11</text:p>
          </table:table-cell>
          <table:table-cell table:number-columns-repeated="1019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66]" office:value-type="float" office:value="4" calcext:value-type="float">
            <text:p>4</text:p>
          </table:table-cell>
          <table:table-cell table:number-columns-repeated="1019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60]" office:value-type="float" office:value="3" calcext:value-type="float">
            <text:p>3</text:p>
          </table:table-cell>
          <table:table-cell table:number-columns-repeated="1019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61]" office:value-type="float" office:value="3" calcext:value-type="float">
            <text:p>3</text:p>
          </table:table-cell>
          <table:table-cell table:number-columns-repeated="1019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54:.E159])" office:value-type="float" office:value="52" calcext:value-type="float">
            <text:p>52</text:p>
          </table:table-cell>
          <table:table-cell table:number-columns-repeated="1019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21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0">
          <table:table-cell table:formula="of:=SUM([.A154:.A166])" office:value-type="float" office:value="52" calcext:value-type="float">
            <text:p>52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0">
          <table:table-cell table:formula="of:=SUM([.A170:.A176])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Винты М5 с внутр. Шестигранником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0">
          <table:table-cell table:formula="of:=SUM([.A180:.A18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2"/>
        </table:table-row>
        <table:table-row table:style-name="ro10">
          <table:table-cell table:formula="of:=SUM([.A186:.A18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number-columns-repeated="1022"/>
        </table:table-row>
        <table:table-row table:style-name="ro10">
          <table:table-cell table:formula="of:=SUM([.A193:.A19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Шайбы кузовные 30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0">
          <table:table-cell table:formula="of:=SUM([.A198:.A199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 table:number-rows-repeated="5">
          <table:table-cell table:style-name="Default" table:number-columns-repeated="3"/>
          <table:table-cell table:number-columns-repeated="1021"/>
        </table:table-row>
        <table:table-row table:style-name="ro10" table:number-rows-repeated="104836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bRap 3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3</text:p>
          </table:table-cell>
          <table:table-cell table:style-name="ce1" table:number-columns-repeated="1023"/>
        </table:table-row>
        <table:table-row table:style-name="ro13">
          <table:table-cell table:style-name="ce1" table:number-columns-repeated="1024"/>
        </table:table-row>
        <table:table-row table:style-name="ro13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- добавлен подшипник на каретку рядом с мотором X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заводские муфты на ось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 мотор на ось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ходовые и упорные гайки по Z заменены на удлиненные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ходовые шпильки зафиксированы в подшипниках сверху и снизу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естигранник в шестерне подачи пластика теперь из металла <text:span text:style-name="T1">(</text:span>гайка с фланцем со срезанной резьбой<text:span text:style-name="T1">)</text:span>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немного изменена форма некоторых деталей каретки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новые детали из оргстекла (копии деталей part04, part05, part06, part21 на ось Z)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пилек теперь нужно всех размеров (30,37,43) по 6 шт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part21 необходимо сточить до 7 мм в высоту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тулки вновь бронзовые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2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7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2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7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6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5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1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9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2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5]*[.C105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7]*[.C107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8]*[.C108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05:.D111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4]+[.A117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8]+[.A121]+[.A122]+[.A123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5]+[.A116]+[.A124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9]+[.A125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20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4:.E118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114:.A125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29:.A134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38:.A140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44:.A146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50:.A151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55:.A156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1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ibRap 2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2</text:p>
          </table:table-cell>
          <table:table-cell table:style-name="ce1" table:number-columns-repeated="1023"/>
        </table:table-row>
        <table:table-row table:style-name="ro13">
          <table:table-cell table:style-name="ce1" table:number-columns-repeated="1024"/>
        </table:table-row>
        <table:table-row table:style-name="ro13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- переделаны шкивы по оси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оргстекло 10 мм заменено на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часть деталей каретки нарезана из оргстекла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устранена необходимость фрезеровки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ержатель для мотора Y теперь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естигранник в шестерне подачи пластика тоже из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немного изменена форма некоторых деталей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новые детали из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бронзовые втулки заменены на капролоновые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упрощен распил шпилек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1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6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1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6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5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4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0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6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9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4]*[.C104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7]*[.C107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04:.D110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3]+[.A116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7]+[.A120]+[.A121]+[.A122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4]+[.A115]+[.A123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8]+[.A124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19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3:.E117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113:.A124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28:.A133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37:.A139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43:.A145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49:.A150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54:.A15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1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ibRap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1</text:p>
          </table:table-cell>
          <table:table-cell table:style-name="ce1" table:number-columns-repeated="1023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шайбой</text:p>
          </table:table-cell>
          <table:table-cell office:value-type="string" calcext:value-type="string">
            <text:p>М8</text:p>
          </table:table-cell>
          <table:table-cell table:formula="of:=[.D94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 сальник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9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4]" office:value-type="float" office:value="5" calcext:value-type="float">
            <text:p>5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39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08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17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23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М8х60, длина резьбы 2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1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2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Z</text:p>
          </table:table-cell>
          <table:table-cell office:value-type="string" calcext:value-type="string">
            <text:p>Оргстекло 1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тали каретки, 6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_1, part15_1, part15_2 x 2, part15_3 x 2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2" calcext:value-type="float">
            <text:p>52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3" calcext:value-type="float">
            <text:p>53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57" calcext:value-type="float">
            <text:p>57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8" calcext:value-type="float">
            <text:p>58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79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0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1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27+30+37</text:p>
          </table:table-cell>
          <table:table-cell table:formula="of:=27+30+37" office:value-type="float" office:value="94" calcext:value-type="float">
            <text:p>94</text:p>
          </table:table-cell>
          <table:table-cell table:formula="of:=100-[.C82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3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4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87]*[.C87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88]*[.C88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89]*[.C89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90]*[.C90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91]*[.C91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92]*[.C92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93]*[.C93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87:.D93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96]+[.A99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00]+[.A103]+[.A104]+[.A105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97]+[.A98]+[.A106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01]+[.A107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02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96:.E100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96:.A107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11:.A116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20:.A122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26:.A128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32:.A133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37:.A13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3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Материалы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19" table:default-cell-style-name="Default"/>
        <table:table-row table:style-name="ro15">
          <table:table-cell table:style-name="ce12" office:value-type="string" calcext:value-type="string">
            <text:p>Материал</text:p>
          </table:table-cell>
          <table:table-cell table:style-name="ce12" office:value-type="string" calcext:value-type="string">
            <text:p>Форма</text:p>
          </table:table-cell>
          <table:table-cell table:style-name="ce12" office:value-type="string" calcext:value-type="string">
            <text:p>Для какой детали</text:p>
          </table:table-cell>
          <table:table-cell table:style-name="ce12" office:value-type="string" calcext:value-type="string">
            <text:p>Для какого станка</text:p>
          </table:table-cell>
          <table:table-cell table:style-name="ce12" office:value-type="string" calcext:value-type="string">
            <text:p>Для какой фирмы</text:p>
          </table:table-cell>
          <table:table-cell table:style-name="ce12" table:number-columns-repeated="1019"/>
        </table:table-row>
        <table:table-row table:style-name="ro15">
          <table:table-cell office:value-type="string" calcext:value-type="string">
            <text:p>Бронза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втулк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Латунь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сопло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Фторопласт</text:p>
          </table:table-cell>
          <table:table-cell office:value-type="string" calcext:value-type="string">
            <text:p>пруток диаметр 15, длина 1 м</text:p>
          </table:table-cell>
          <table:table-cell office:value-type="string" calcext:value-type="string">
            <text:p>термобарьер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пруток диаметр 25, длина 1 м</text:p>
          </table:table-cell>
          <table:table-cell office:value-type="string" calcext:value-type="string">
            <text:p>шайб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Оргстекло</text:p>
          </table:table-cell>
          <table:table-cell office:value-type="string" calcext:value-type="string">
            <text:p>лист 1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лист 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Алюминий</text:p>
          </table:table-cell>
          <table:table-cell office:value-type="string" calcext:value-type="string">
            <text:p>П-швеллер 20x25 (25-перекладина), длина 1 м</text:p>
          </table:table-cell>
          <table:table-cell office:value-type="string" calcext:value-type="string">
            <text:p>экструдер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трубка диаметр 8 мм, длина 1 м</text:p>
          </table:table-cell>
          <table:table-cell office:value-type="string" calcext:value-type="string">
            <text:p>головка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АБС-пластик</text:p>
          </table:table-cell>
          <table:table-cell office:value-type="string" calcext:value-type="string">
            <text:p>диаметр 3 мм, 1 кг</text:p>
          </table:table-cell>
          <table:table-cell office:value-type="string" calcext:value-type="string">
            <text:p>детали каретки, головки</text:p>
          </table:table-cell>
          <table:table-cell office:value-type="string" calcext:value-type="string">
            <text:p>3d-принтер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Сталь</text:p>
          </table:table-cell>
          <table:table-cell office:value-type="string" calcext:value-type="string">
            <text:p>лист 2 мм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Фанера</text:p>
          </table:table-cell>
          <table:table-cell office:value-type="string" calcext:value-type="string">
            <text:p>лист 6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СМЛ-лист</text:p>
          </table:table-cell>
          <table:table-cell office:value-type="string" calcext:value-type="string">
            <text:p>лист 8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 style:data-style-name="N2" text:time-value="03:23:00.9623185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3-10T12:35:08.37</meta:creation-date>
    <dc:date>2015-01-17T04:14:03.236082014</dc:date>
    <meta:editing-duration>P2DT8H10M4S</meta:editing-duration>
    <meta:editing-cycles>273</meta:editing-cycles>
    <meta:generator>LibreOffice/4.2.7.2$Linux_X86_64 LibreOffice_project/420m0$Build-2</meta:generator>
    <meta:document-statistic meta:table-count="7" meta:cell-count="4010" meta:object-count="0"/>
  </office:meta>
</office:document-meta>
</file>